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yrdokument</text:h>
      <text:h text:style-name="Heading_20_2" text:outline-level="2">Dokumentationen</text:h>
      <text:p text:style-name="Text_20_body">Behövs inte läsas i någon speciell ordning.</text:p>
      <text:p text:style-name="Text_20_body">Men förslagsvis börja med <text:span text:style-name="T1">Visionen</text:span> följt av <text:span text:style-name="T1">Product backlog v2</text:span> för att skaffa sig en bra uppfattning om vad projektet är och vad det ska innehålla.</text:p>
      <text:p text:style-name="Text_20_body">Itterationsplanerna kan läsas tillsammans med Sprint-review för att skaffa sig en bättre uppfattning om den veckans arbete.</text:p>
      <text:h text:style-name="Heading_20_3" text:outline-level="3">Itterationsplanerna</text:h>
      <text:p text:style-name="Text_20_body"><text:span text:style-name="T2">Itterationsplanerna</text:span> är samlade i ett dokument, med en tabell vecka för vecka. Den kan kännas aningen "halvklar" för det finns många "påbörjad" status. Det betyder mer eller mindre att jag inte han med att göra klart den funktionalliteten den veckan även om arbetet med funktionalliteten var klart.</text:p>
      <text:p text:style-name="Text_20_body">Jag har även gjort misstaget att göra få, stora uppgifter i itterationsplanerna. Borde ha delat upp dem i mindre mer exakta uppgifter.</text:p>
      <text:h text:style-name="Heading_20_2" text:outline-level="2">Tester</text:h>
      <text:p text:style-name="Text_20_body">Alla tester finns i mappen "Tester" som html-filer. De är indelade i mappar om datum då testerna gjorts tillsammans med en liten text-fil med extra tankar och reflektioner angående tesningen.</text:p>
      <text:p text:style-name="Text_20_body">Testerna är utförda med rspec och koden finnes i katalogen:"~/spec/" med två olika typer av tester, Model och Requests.</text:p>
      <text:p text:style-name="Text_20_body">Model testar funktionalitet i varje modell / objekt.</text:p>
      <text:p text:style-name="Text_20_body">Requestst-tester simulrerar besök på sidor. Kan fylla i text, klicka på länkar och mycket mer. Används för att testa att det går att ladda sidor, att saker sparas i databasen när man fyller i formulär. Att det visas felmeddelanden när något går snett osv.</text:p>
      <text:h text:style-name="Heading_20_2" text:outline-level="2">Applikationen</text:h>
      <text:p text:style-name="Text_20_body">Finns att besöka live på ett gratis webhotell som heter heroku.</text:p>
      <text:p text:style-name="Text_20_body"><text:a xlink:type="simple" xlink:href="http://desolate-thicket-4229.herokuapp.com/">http://desolate-thicket-4229.herokuapp.com/</text:a></text:p>
      <text:p text:style-name="Text_20_body">För att logga in som administratör: <text:a xlink:type="simple" xlink:href="mailto:admin@asd.se">admin@asd.se</text:a> / asdasd</text:p>
      <text:p text:style-name="Text_20_body">För att logga in som vanlig användare: <text:a xlink:type="simple" xlink:href="mailto:user@asd.se">user@asd.se</text:a> / asdasd<text:line-break/>alternativt skapa en egen användare.</text:p>
      <text:p text:style-name="Text_20_body">Då det inte går att föra över data från "development" till "deploy" så har jag bara lagt upp en fåtal saker i databasen på den skarpa applikationen.</text:p>
      <text:p text:style-name="Text_20_body"/>
      <text:p text:style-name="Text_20_body"/>
      <text:p text:style-name="Text_20_body"/>
      <text:p text:style-name="Text_20_body"/>
      <text:h text:style-name="Heading_20_3" text:outline-level="3"><text:soft-page-break/>Instruktioner för installation</text:h>
      <text:p text:style-name="Text_20_body">Kommer...</text:p>
      <text:h text:style-name="Heading_20_3" text:outline-level="3">Funktionalitet</text:h>
      <text:p text:style-name="Text_20_body">Då det finns väldigt mycket funktionalitet om man delar upp det i sina minsta beståndsdelar så går jag här övergripande igenom vad man kan göra.</text:p>
      <text:h text:style-name="Heading_20_4" text:outline-level="4">Som besökare utan konto</text:h>
      <text:p text:style-name="Text_20_body">Navigera sig genom sidorna från menyn, på sidorna "öl" och "bryggerier" kan man söka efter respektive sak. Besökare kan skapa konto och logga in med det.</text:p>
      <text:h text:style-name="Heading_20_4" text:outline-level="4">Som vanlig användare</text:h>
      <text:p text:style-name="Text_20_body">En inloggad användare kan se sin logg-bok i menyn där öl som loggast listas, dessutom detaljsida för varje loggad öl. Man kan redigera sitt konto från användar-menyn samt logga ut.</text:p>
      <text:h text:style-name="Heading_20_4" text:outline-level="4">Som administratör</text:h>
      <text:p text:style-name="Text_20_body">Administratörer kan hantera alla modeller(CRUD) utom öl-loggar. Så Öl-typer, öl, kontakt-typer, bryggerier och användare. Vissa av dessa har inte all CRUD-funktionalitet, admins kan exempelvis inte ändra en annan använd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17S</meta:editing-duration>
    <meta:editing-cycles>5</meta:editing-cycles>
    <meta:generator>OpenOffice/4.0.1$Win32 OpenOffice.org_project/401m5$Build-9714</meta:generator>
    <dc:date>2014-06-06T19:00:41.60</dc:date>
    <meta:document-statistic meta:table-count="0" meta:image-count="0" meta:object-count="0" meta:page-count="2" meta:paragraph-count="29" meta:word-count="412" meta:character-count="2647"/>
    <meta:user-defined meta:name="Info 1"/>
    <meta:user-defined meta:name="Info 2"/>
    <meta:user-defined meta:name="Info 3"/>
    <meta:user-defined meta:name="Info 4"/>
  </office:meta>
</office:document-meta>
</file>